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2000000687DA188C836C4657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6fb" officeooo:paragraph-rsid="000956fb"/>
    </style:style>
    <style:style style:name="P2" style:family="paragraph" style:parent-style-name="Standard">
      <style:text-properties officeooo:rsid="0009a2dd" officeooo:paragraph-rsid="0009a2dd"/>
    </style:style>
    <style:style style:name="P3" style:family="paragraph" style:parent-style-name="Standard">
      <style:text-properties fo:font-weight="normal" officeooo:rsid="0009a2dd" officeooo:paragraph-rsid="0009a2dd" style:font-weight-asian="normal" style:font-weight-complex="normal"/>
    </style:style>
    <style:style style:name="P4" style:family="paragraph" style:parent-style-name="Standard" style:list-style-name="L11">
      <style:text-properties fo:font-weight="normal" officeooo:rsid="0009a2dd" officeooo:paragraph-rsid="0009a2dd" style:font-weight-asian="normal" style:font-weight-complex="normal"/>
    </style:style>
    <style:style style:name="P5" style:family="paragraph" style:parent-style-name="Standard">
      <style:text-properties fo:font-weight="normal" officeooo:rsid="000bdb5c" officeooo:paragraph-rsid="000bdb5c" style:font-weight-asian="normal" style:font-weight-complex="normal"/>
    </style:style>
    <style:style style:name="P6" style:family="paragraph" style:parent-style-name="Standard" style:list-style-name="L7">
      <style:text-properties fo:font-weight="normal" officeooo:rsid="000bdb5c" officeooo:paragraph-rsid="000bdb5c" style:font-weight-asian="normal" style:font-weight-complex="normal"/>
    </style:style>
    <style:style style:name="P7" style:family="paragraph" style:parent-style-name="Standard" style:list-style-name="L7">
      <style:text-properties fo:font-weight="normal" officeooo:rsid="000ab0ab" officeooo:paragraph-rsid="000f8640" style:font-weight-asian="normal" style:font-weight-complex="normal"/>
    </style:style>
    <style:style style:name="P8" style:family="paragraph" style:parent-style-name="Standard" style:list-style-name="L7">
      <style:text-properties fo:font-weight="normal" officeooo:rsid="001038be" officeooo:paragraph-rsid="001038be" style:font-weight-asian="normal" style:font-weight-complex="normal"/>
    </style:style>
    <style:style style:name="P9" style:family="paragraph" style:parent-style-name="Standard" style:list-style-name="L10">
      <style:text-properties fo:font-weight="normal" officeooo:rsid="001038be" officeooo:paragraph-rsid="001038be" style:font-weight-asian="normal" style:font-weight-complex="normal"/>
    </style:style>
    <style:style style:name="P10" style:family="paragraph" style:parent-style-name="Standard">
      <style:text-properties fo:font-weight="normal" officeooo:rsid="001b3c01" officeooo:paragraph-rsid="001b3c01" style:font-weight-asian="normal" style:font-weight-complex="normal"/>
    </style:style>
    <style:style style:name="P11" style:family="paragraph" style:parent-style-name="Standard">
      <style:text-properties officeooo:rsid="000956fb" officeooo:paragraph-rsid="000956fb"/>
    </style:style>
    <style:style style:name="P12" style:family="paragraph" style:parent-style-name="Standard" style:list-style-name="L1">
      <style:text-properties officeooo:rsid="000956fb" officeooo:paragraph-rsid="000e9f56"/>
    </style:style>
    <style:style style:name="P13" style:family="paragraph" style:parent-style-name="Standard">
      <style:text-properties officeooo:rsid="000956fb" officeooo:paragraph-rsid="000f8640"/>
    </style:style>
    <style:style style:name="P14" style:family="paragraph" style:parent-style-name="Standard" style:list-style-name="L10">
      <style:text-properties officeooo:rsid="000956fb" officeooo:paragraph-rsid="000956fb"/>
    </style:style>
    <style:style style:name="P15" style:family="paragraph" style:parent-style-name="Standard" style:list-style-name="L10">
      <style:text-properties officeooo:rsid="000956fb" officeooo:paragraph-rsid="000be5fa"/>
    </style:style>
    <style:style style:name="P16" style:family="paragraph" style:parent-style-name="Standard" style:list-style-name="L10">
      <style:text-properties officeooo:rsid="000956fb" officeooo:paragraph-rsid="000f8640"/>
    </style:style>
    <style:style style:name="P17" style:family="paragraph" style:parent-style-name="Standard" style:list-style-name="L10">
      <style:text-properties officeooo:rsid="000956fb" officeooo:paragraph-rsid="0011e70a"/>
    </style:style>
    <style:style style:name="P18" style:family="paragraph" style:parent-style-name="Standard">
      <style:text-properties fo:font-weight="bold" officeooo:rsid="000ccf2d" officeooo:paragraph-rsid="000ccf2d" style:font-weight-asian="bold" style:font-weight-complex="bold"/>
    </style:style>
    <style:style style:name="P19" style:family="paragraph" style:parent-style-name="Standard">
      <style:text-properties fo:font-weight="bold" officeooo:rsid="000956fb" officeooo:paragraph-rsid="000956fb" style:font-weight-asian="bold" style:font-weight-complex="bold"/>
    </style:style>
    <style:style style:name="P20" style:family="paragraph" style:parent-style-name="Standard" style:list-style-name="L11">
      <style:text-properties fo:font-weight="bold" officeooo:rsid="0009a2dd" officeooo:paragraph-rsid="0009a2dd" style:font-weight-asian="bold" style:font-weight-complex="bold"/>
    </style:style>
    <style:style style:name="P21" style:family="paragraph" style:parent-style-name="Standard" style:list-style-name="L11">
      <style:text-properties fo:font-weight="bold" officeooo:rsid="0009a2dd" officeooo:paragraph-rsid="0011e70a" style:font-weight-asian="bold" style:font-weight-complex="bold"/>
    </style:style>
    <style:style style:name="P22" style:family="paragraph" style:parent-style-name="Standard">
      <style:text-properties fo:font-weight="bold" officeooo:rsid="0009a2dd" officeooo:paragraph-rsid="000ab0ab" style:font-weight-asian="bold" style:font-weight-complex="bold"/>
    </style:style>
    <style:style style:name="P23" style:family="paragraph" style:parent-style-name="Standard" style:list-style-name="L11">
      <style:text-properties fo:font-weight="bold" officeooo:rsid="0012854d" officeooo:paragraph-rsid="0012854d" style:font-weight-asian="bold" style:font-weight-complex="bold"/>
    </style:style>
    <style:style style:name="P24" style:family="paragraph" style:parent-style-name="Standard" style:list-style-name="L11">
      <style:text-properties fo:font-weight="bold" officeooo:rsid="0012f24c" officeooo:paragraph-rsid="0012f24c" style:font-weight-asian="bold" style:font-weight-complex="bold"/>
    </style:style>
    <style:style style:name="P25" style:family="paragraph" style:parent-style-name="Standard" style:list-style-name="L11">
      <style:text-properties fo:font-weight="bold" officeooo:rsid="001648c3" officeooo:paragraph-rsid="001648c3" style:font-weight-asian="bold" style:font-weight-complex="bold"/>
    </style:style>
    <style:style style:name="P26" style:family="paragraph" style:parent-style-name="Standard">
      <style:text-properties officeooo:rsid="000e9f56" officeooo:paragraph-rsid="000e9f56"/>
    </style:style>
    <style:style style:name="P27" style:family="paragraph" style:parent-style-name="Standard" style:list-style-name="L1">
      <style:text-properties officeooo:rsid="000e9f56" officeooo:paragraph-rsid="000e9f56"/>
    </style:style>
    <style:style style:name="P28" style:family="paragraph" style:parent-style-name="Standard" style:list-style-name="L7">
      <style:text-properties officeooo:paragraph-rsid="000f8640"/>
    </style:style>
    <style:style style:name="P29" style:family="paragraph" style:parent-style-name="Standard" style:list-style-name="L7">
      <style:text-properties officeooo:rsid="001038be" officeooo:paragraph-rsid="001038be"/>
    </style:style>
    <style:style style:name="P30" style:family="paragraph" style:parent-style-name="Standard" style:list-style-name="L10">
      <style:text-properties officeooo:rsid="0011e70a" officeooo:paragraph-rsid="0011e70a"/>
    </style:style>
    <style:style style:name="T1" style:family="text">
      <style:text-properties officeooo:rsid="0009a2d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b0ab" style:font-weight-asian="normal" style:font-weight-complex="normal"/>
    </style:style>
    <style:style style:name="T4" style:family="text">
      <style:text-properties fo:font-weight="normal" officeooo:rsid="000b1ad7" style:font-weight-asian="normal" style:font-weight-complex="normal"/>
    </style:style>
    <style:style style:name="T5" style:family="text">
      <style:text-properties fo:font-weight="normal" officeooo:rsid="000be5fa" style:font-weight-asian="normal" style:font-weight-complex="normal"/>
    </style:style>
    <style:style style:name="T6" style:family="text">
      <style:text-properties fo:font-weight="normal" officeooo:rsid="000f8640" style:font-weight-asian="normal" style:font-weight-complex="normal"/>
    </style:style>
    <style:style style:name="T7" style:family="text">
      <style:text-properties fo:font-weight="normal" officeooo:rsid="001038be" style:font-weight-asian="normal" style:font-weight-complex="normal"/>
    </style:style>
    <style:style style:name="T8" style:family="text">
      <style:text-properties fo:font-weight="normal" officeooo:rsid="0011e70a" style:font-weight-asian="normal" style:font-weight-complex="normal"/>
    </style:style>
    <style:style style:name="T9" style:family="text">
      <style:text-properties fo:font-weight="normal" officeooo:rsid="001421fb" style:font-weight-asian="normal" style:font-weight-complex="normal"/>
    </style:style>
    <style:style style:name="T10" style:family="text">
      <style:text-properties fo:font-weight="normal" officeooo:rsid="001648c3" style:font-weight-asian="normal" style:font-weight-complex="normal"/>
    </style:style>
    <style:style style:name="T11" style:family="text">
      <style:text-properties fo:font-weight="normal" officeooo:rsid="00181971" style:font-weight-asian="normal" style:font-weight-complex="normal"/>
    </style:style>
    <style:style style:name="T12" style:family="text">
      <style:text-properties officeooo:rsid="000ab0ab"/>
    </style:style>
    <style:style style:name="T13" style:family="text">
      <style:text-properties officeooo:rsid="000bdb5c"/>
    </style:style>
    <style:style style:name="T14" style:family="text">
      <style:text-properties officeooo:rsid="000be5fa"/>
    </style:style>
    <style:style style:name="T15" style:family="text">
      <style:text-properties officeooo:rsid="000ccf2d"/>
    </style:style>
    <style:style style:name="T16" style:family="text">
      <style:text-properties officeooo:rsid="000e9f56"/>
    </style:style>
    <style:style style:name="T17" style:family="text">
      <style:text-properties officeooo:rsid="000f864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b1ad7"/>
    </style:style>
    <style:style style:name="T20" style:family="text">
      <style:text-properties officeooo:rsid="001038be"/>
    </style:style>
    <style:style style:name="T21" style:family="text">
      <style:text-properties officeooo:rsid="0011e70a"/>
    </style:style>
    <style:style style:name="T22" style:family="text">
      <style:text-properties officeooo:rsid="001648c3"/>
    </style:style>
    <style:style style:name="T23" style:family="text">
      <style:text-properties officeooo:rsid="001648c3" fo:background-color="#ffff00" loext:char-shading-value="0"/>
    </style:style>
    <style:style style:name="T24" style:family="text">
      <style:text-properties officeooo:rsid="001648c3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blem Reporting </text:h>
      <text:p text:style-name="P1"/>
      <text:p text:style-name="P19"><text:span text:style-name="T15">a First Level Troubleshooting</text:span></text:p>
      <text:p text:style-name="P26"><text:s text:c="3"/>Hierarchy </text:p>
      <text:list xml:id="list5120695927400701158" text:style-name="L1">
        <text:list-item>
          <text:p text:style-name="P12">Point of contact</text:p>
          <text:list>
            <text:list-item>
              <text:p text:style-name="P12"><text:span text:style-name="T12">in-charge</text:span></text:p>
            </text:list-item>
            <text:list-item>
              <text:p text:style-name="P12">champions users/<text:span text:style-name="T17">Superusers</text:span></text:p>
            </text:list-item>
            <text:list-item>
              <text:p text:style-name="P27">ord<text:span text:style-name="T17">inary users</text:span></text:p>
              <text:p text:style-name="P12"/>
            </text:list-item>
          </text:list>
        </text:list-item>
      </text:list>
      <text:p text:style-name="P2">1. Users perform basic troubleshooting <text:span text:style-name="T24">(refer to SOP for training)</text:span></text:p>
      <text:p text:style-name="P1"><text:span text:style-name="T1">2</text:span>. <text:span text:style-name="T16">If unsuccessful report to focal person</text:span></text:p>
      <text:p text:style-name="P26">3. Focal person performs first level troubleshooting</text:p>
      <text:p text:style-name="P1"><text:span text:style-name="T1">3</text:span>. <text:span text:style-name="T16">if unsuccessful, </text:span>point of contact contacts Baobab/<text:span text:style-name="T13">LIN help-desk</text:span></text:p>
      <text:p text:style-name="P1"/>
      <text:p text:style-name="P18">b Issue tracking</text:p>
      <text:list xml:id="list7805851644733548584" text:style-name="L10">
        <text:list-item>
          <text:p text:style-name="P9">Facility calls help-desk</text:p>
        </text:list-item>
        <text:list-item>
          <text:p text:style-name="P14"><text:span text:style-name="T17">Help-desk collects</text:span> client details</text:p>
          <text:list>
            <text:list-item>
              <text:p text:style-name="P17"><text:span text:style-name="T21">Callers name</text:span></text:p>
            </text:list-item>
            <text:list-item>
              <text:p text:style-name="P17"><text:span text:style-name="T21">Phone number</text:span></text:p>
            </text:list-item>
            <text:list-item>
              <text:p text:style-name="P30">Facility Name</text:p>
            </text:list-item>
          </text:list>
        </text:list-item>
        <text:list-item>
          <text:p text:style-name="P14"><text:span text:style-name="T17">Help-desk collects issue</text:span> detail<text:span text:style-name="T14">s</text:span></text:p>
          <text:list>
            <text:list-item>
              <text:p text:style-name="P30">Date of onset</text:p>
            </text:list-item>
            <text:list-item>
              <text:p text:style-name="P15"><text:span text:style-name="T22">issue <text:s/>description</text:span></text:p>
            </text:list-item>
            <text:list-item>
              <text:p text:style-name="P15"><text:span text:style-name="T14">Date Issue reported </text:span></text:p>
            </text:list-item>
          </text:list>
        </text:list-item>
        <text:list-item>
          <text:p text:style-name="P16">Log the problem in red-mine</text:p>
        </text:list-item>
      </text:list>
      <text:p text:style-name="P13"><text:span text:style-name="T18"/></text:p>
      <text:h text:style-name="Heading_20_1" text:outline-level="1">Problem Solving</text:h>
      <text:p text:style-name="P22"/>
      <text:list xml:id="list3116231709586857581" text:style-name="L11">
        <text:list-item>
          <text:p text:style-name="P25"><text:span text:style-name="T2">Categorize issue </text:span><text:span text:style-name="T11">as</text:span></text:p>
          <text:list>
            <text:list-item>
              <text:p text:style-name="P25"><text:span text:style-name="T2">Power</text:span></text:p>
            </text:list-item>
            <text:list-item>
              <text:p text:style-name="P25"><text:span text:style-name="T2">Network</text:span></text:p>
            </text:list-item>
            <text:list-item>
              <text:p text:style-name="P25"><text:span text:style-name="T2">hardware</text:span></text:p>
            </text:list-item>
            <text:list-item>
              <text:p text:style-name="P25"><text:span text:style-name="T2">Consumables</text:span></text:p>
              <text:p text:style-name="P25"><text:span text:style-name="T2"/></text:p>
            </text:list-item>
          </text:list>
        </text:list-item>
        <text:list-item>
          <text:p text:style-name="P23"><text:span text:style-name="T11">Prioritize</text:span><text:span text:style-name="T2"> <text:s/>Issue </text:span><text:span text:style-name="T11">as</text:span></text:p>
          <text:list>
            <text:list-item>
              <text:p text:style-name="P23"><text:span text:style-name="T2">Urgent</text:span></text:p>
            </text:list-item>
            <text:list-item>
              <text:p text:style-name="P23"><text:span text:style-name="T2">High </text:span></text:p>
            </text:list-item>
            <text:list-item>
              <text:p text:style-name="P23"><text:span text:style-name="T2">Normal</text:span></text:p>
            </text:list-item>
            <text:list-item>
              <text:p text:style-name="P23"><text:span text:style-name="T2">Low</text:span></text:p>
              <text:p text:style-name="P23"><text:span text:style-name="T2"/></text:p>
            </text:list-item>
          </text:list>
        </text:list-item>
        <text:list-item>
          <text:p text:style-name="P23"><text:span text:style-name="T8">I</text:span><text:span text:style-name="T2">nstant troubleshooting </text:span></text:p>
          <text:list>
            <text:list-item>
              <text:p text:style-name="P21"><text:span text:style-name="T8">if outstanding</text:span></text:p>
              <text:list>
                <text:list-item>
                  <text:p text:style-name="P21"><text:span text:style-name="T8">Escalate</text:span><text:span text:style-name="T2"> to relevant </text:span><text:span text:style-name="T8">Officer </text:span></text:p>
                </text:list-item>
                <text:list-item>
                  <text:p text:style-name="P23"><text:soft-page-break/><text:span text:style-name="T3">F</text:span><text:span text:style-name="T2">ollow up </text:span></text:p>
                  <text:list>
                    <text:list-item>
                      <text:p text:style-name="P23"><text:span text:style-name="T2">within 2 </text:span><text:span text:style-name="T10">hrs</text:span><text:span text:style-name="T2"> if urgent</text:span></text:p>
                    </text:list-item>
                    <text:list-item>
                      <text:p text:style-name="P23"><text:span text:style-name="T2">Within </text:span><text:span text:style-name="T10">12</text:span><text:span text:style-name="T2"> hrs if high</text:span></text:p>
                    </text:list-item>
                    <text:list-item>
                      <text:p text:style-name="P24"><text:span text:style-name="T2">Within </text:span><text:span text:style-name="T10">3</text:span><text:span text:style-name="T2"> days if its normal</text:span></text:p>
                    </text:list-item>
                    <text:list-item>
                      <text:p text:style-name="P24"><text:span text:style-name="T2">Within a month if its low</text:span></text:p>
                      <text:p text:style-name="P24"><text:span text:style-name="T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Providing feedback to the user on the progress</text:p>
        </text:list-item>
        <text:list-item>
          <text:p text:style-name="P20"><text:span text:style-name="T2">Updating </text:span><text:span text:style-name="T4">and documenting </text:span><text:span text:style-name="T5">solution </text:span><text:span text:style-name="T2"><text:s/>in </text:span><text:span text:style-name="T3">red-mine</text:span><text:span text:style-name="T2"> that the issue has been resolved </text:span></text:p>
        </text:list-item>
      </text:list>
      <text:p text:style-name="P3"/>
      <text:h text:style-name="Heading_20_1" text:outline-level="1">Solution Reporting Protocol</text:h>
      <text:list xml:id="list8671722344033163062" text:style-name="L7">
        <text:list-item>
          <text:p text:style-name="P7"><text:s/><text:span text:style-name="T17">H</text:span>elp-desk officer verifies <text:span text:style-name="T17">problem</text:span> status <text:span text:style-name="T17">with facility.</text:span></text:p>
        </text:list-item>
        <text:list-item>
          <text:p text:style-name="P7"><text:span text:style-name="T19">Generate red-mine reports and send to manager/supervisor</text:span></text:p>
        </text:list-item>
        <text:list-item>
          <text:p text:style-name="P28"><text:span text:style-name="T7">If solution is P</text:span><text:span text:style-name="T6">ermanent</text:span></text:p>
          <text:list>
            <text:list-item>
              <text:p text:style-name="P29"><text:span text:style-name="T6">M</text:span><text:span text:style-name="T2">anager close issue</text:span></text:p>
            </text:list-item>
          </text:list>
        </text:list-item>
        <text:list-item>
          <text:p text:style-name="P8">If outstanding</text:p>
          <text:list>
            <text:list-item>
              <text:p text:style-name="P8">Solution is rejected</text:p>
            </text:list-item>
          </text:list>
        </text:list-item>
        <text:list-item>
          <text:p text:style-name="P8">Unreported field issues</text:p>
          <text:list>
            <text:list-item>
              <text:p text:style-name="P8">fill field report forms</text:p>
            </text:list-item>
            <text:list-item>
              <text:p text:style-name="P8">log problem in red-mine</text:p>
            </text:list-item>
          </text:list>
          <text:p text:style-name="P6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Authors : Angellina Kamwana and Maxwell Mh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2.7409in" svg:y="-0.7874in" svg:width="1.5693in" svg:height="1.0075in" draw:z-index="0"><draw:image xlink:href="Pictures/10000000000000A2000000687DA188C836C4657B.png" xlink:type="simple" xlink:show="embed" xlink:actuate="onLoad"/></draw:frame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17:33.383138922</meta:creation-date>
    <dc:date>2017-11-03T11:43:07.829908585</dc:date>
    <meta:editing-duration>PT3H32M24S</meta:editing-duration>
    <meta:editing-cycles>7</meta:editing-cycles>
    <meta:generator>LibreOffice/5.0.6.2$Linux_X86_64 LibreOffice_project/00m0$Build-2</meta:generator>
    <meta:document-statistic meta:table-count="0" meta:image-count="1" meta:object-count="0" meta:page-count="2" meta:paragraph-count="55" meta:word-count="240" meta:character-count="1387" meta:non-whitespace-character-count="1230"/>
  </office:meta>
</office:document-meta>
</file>